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f62" officeooo:paragraph-rsid="0008ab14"/>
    </style:style>
    <style:style style:name="P2" style:family="paragraph" style:parent-style-name="Standard">
      <style:text-properties officeooo:rsid="000e58b8" officeooo:paragraph-rsid="0008ab14"/>
    </style:style>
    <style:style style:name="P3" style:family="paragraph" style:parent-style-name="Standard">
      <style:text-properties officeooo:rsid="0008ab14" officeooo:paragraph-rsid="0008ab14"/>
    </style:style>
    <style:style style:name="P4" style:family="paragraph" style:parent-style-name="Standard">
      <style:text-properties officeooo:rsid="0008fe54" officeooo:paragraph-rsid="0008fe54"/>
    </style:style>
    <style:style style:name="P5" style:family="paragraph" style:parent-style-name="Standard">
      <style:text-properties officeooo:rsid="000e58b8" officeooo:paragraph-rsid="0008ab14"/>
    </style:style>
    <style:style style:name="P6" style:family="paragraph" style:parent-style-name="Standard">
      <style:text-properties officeooo:rsid="0013e7e3" officeooo:paragraph-rsid="000ea345"/>
    </style:style>
    <style:style style:name="T1" style:family="text">
      <style:text-properties officeooo:rsid="0008ab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ALLEL AND DISTRIBUTED COMPUTING</text:p>
      <text:p text:style-name="P2">L – 19,20 </text:p>
      <text:p text:style-name="P2">DATE: 1<text:span text:style-name="T1">1</text:span>.7.19</text:p>
      <text:p text:style-name="P6">FACULTY : PROF. GAYATHRI R.</text:p>
      <text:p text:style-name="P1">DHRUBANKA DUTTA, 17BCE1019</text:p>
      <text:p text:style-name="P1"/>
      <text:p text:style-name="P3">1. HELLO WORLD</text:p>
      <text:p text:style-name="P3"/>
      <text:p text:style-name="P3">#include&lt;omp.h&gt;</text:p>
      <text:p text:style-name="P3">#include&lt;stdio.h&gt;</text:p>
      <text:p text:style-name="P3">#include&lt;stdlib.h&gt;</text:p>
      <text:p text:style-name="P3"/>
      <text:p text:style-name="P3">int main (int argc, char *argv[])</text:p>
      <text:p text:style-name="P3">{</text:p>
      <text:p text:style-name="P3">int nthreads, tid;</text:p>
      <text:p text:style-name="P3"/>
      <text:p text:style-name="P3">/*Fork a team of threads giving them their own copies of variables*/</text:p>
      <text:p text:style-name="P3">#pragma omp parallel private (nthreads, tid)</text:p>
      <text:p text:style-name="P3">{</text:p>
      <text:p text:style-name="P3">/*Obtain thread number*/</text:p>
      <text:p text:style-name="P3">tid = omp_get_thread_num();</text:p>
      <text:p text:style-name="P3">printf("Hello world from thread = %d\n", tid);</text:p>
      <text:p text:style-name="P3">/*Only master thread does this*/</text:p>
      <text:p text:style-name="P3">if (tid==0)</text:p>
      <text:p text:style-name="P3">{</text:p>
      <text:p text:style-name="P3">nthreads = omp_get_num_threads();</text:p>
      <text:p text:style-name="P3">printf("Number of threads = %d\n", <text:s/>nthreads);</text:p>
      <text:p text:style-name="P3">}</text:p>
      <text:p text:style-name="P3">}</text:p>
      <text:p text:style-name="P3">/*All threads join the master and disband*/</text:p>
      <text:p text:style-name="P3">}</text:p>
      <text:p text:style-name="P3"/>
      <text:p text:style-name="P3">gcc -fopenmp pdclabHelloWorld.c &amp;&amp; time ./a.out</text:p>
      <text:p text:style-name="P3">Hello world from thread = 0</text:p>
      <text:p text:style-name="P3">Number of threads = 4</text:p>
      <text:p text:style-name="P3">Hello world from thread = 2</text:p>
      <text:p text:style-name="P3">Hello world from thread = 1</text:p>
      <text:p text:style-name="P3">Hello world from thread = 3</text:p>
      <text:p text:style-name="P3"/>
      <text:p text:style-name="P3">real<text:tab/>0m0.003s</text:p>
      <text:p text:style-name="P3">user<text:tab/>0m0.005s</text:p>
      <text:p text:style-name="P3">sys<text:tab/>0m0.000s</text:p>
      <text:p text:style-name="P3"/>
      <text:p text:style-name="P3">2. ADDITION</text:p>
      <text:p text:style-name="P3"/>
      <text:p text:style-name="P3">#include&lt;omp.h&gt;</text:p>
      <text:p text:style-name="P3">#include&lt;stdio.h&gt;</text:p>
      <text:p text:style-name="P3">#include&lt;stdlib.h&gt;</text:p>
      <text:p text:style-name="P3"/>
      <text:p text:style-name="P3"><text:soft-page-break/>int main (int argc, char *argv[])</text:p>
      <text:p text:style-name="P3">{</text:p>
      <text:p text:style-name="P3">int nthreads, a=4, b=5, c, tid;</text:p>
      <text:p text:style-name="P3"/>
      <text:p text:style-name="P3">/*Fork a team of threads giving them their own copies of variables*/</text:p>
      <text:p text:style-name="P3">#pragma omp parallel private (nthreads, tid)</text:p>
      <text:p text:style-name="P3">{</text:p>
      <text:p text:style-name="P3">/*Obtain thread number*/</text:p>
      <text:p text:style-name="P3">tid = omp_get_thread_num();</text:p>
      <text:p text:style-name="P3">c = a+b;</text:p>
      <text:p text:style-name="P3">printf("Result of addition from thread = %d\n", tid);</text:p>
      <text:p text:style-name="P3">printf("Result of addition = %d\n", c);</text:p>
      <text:p text:style-name="P3">/*Only master thread does this*/</text:p>
      <text:p text:style-name="P3">if (tid==0)</text:p>
      <text:p text:style-name="P3">{</text:p>
      <text:p text:style-name="P3">nthreads = omp_get_num_threads();</text:p>
      <text:p text:style-name="P3">printf("Number of threads = %d\n", <text:s/>nthreads);</text:p>
      <text:p text:style-name="P3">}</text:p>
      <text:p text:style-name="P3">}</text:p>
      <text:p text:style-name="P3">/*All threads join the master and disband*/</text:p>
      <text:p text:style-name="P3">}</text:p>
      <text:p text:style-name="P3"/>
      <text:p text:style-name="P3">gcc -fopenmp pdclabSum.c &amp;&amp; time ./a.out</text:p>
      <text:p text:style-name="P3">Result of addition from thread = 0</text:p>
      <text:p text:style-name="P3">Result of addition = 9</text:p>
      <text:p text:style-name="P3">Number of threads = 4</text:p>
      <text:p text:style-name="P3">Result of addition from thread = 3</text:p>
      <text:p text:style-name="P3">Result of addition = 9</text:p>
      <text:p text:style-name="P3">Result of addition from thread = 2</text:p>
      <text:p text:style-name="P3">Result of addition = 9</text:p>
      <text:p text:style-name="P3">Result of addition from thread = 1</text:p>
      <text:p text:style-name="P3">Result of addition = 9</text:p>
      <text:p text:style-name="P3"/>
      <text:p text:style-name="P3">real<text:tab/>0m0.006s</text:p>
      <text:p text:style-name="P3">user<text:tab/>0m0.010s</text:p>
      <text:p text:style-name="P3">sys<text:tab/>0m0.000s</text:p>
      <text:p text:style-name="P3"/>
      <text:p text:style-name="P4">3. SUBTRACTION</text:p>
      <text:p text:style-name="P4"/>
      <text:p text:style-name="P4">#include&lt;omp.h&gt;</text:p>
      <text:p text:style-name="P4">#include&lt;stdio.h&gt;</text:p>
      <text:p text:style-name="P4">#include&lt;stdlib.h&gt;</text:p>
      <text:p text:style-name="P4"/>
      <text:p text:style-name="P4">int main (int argc, char *argv[])</text:p>
      <text:p text:style-name="P4">{</text:p>
      <text:p text:style-name="P4">int nthreads, a=4, b=5, c, tid;</text:p>
      <text:p text:style-name="P4"/>
      <text:p text:style-name="P4">/*Fork a team of threads giving them their own copies of variables*/</text:p>
      <text:p text:style-name="P4">#pragma omp parallel private (nthreads, tid)</text:p>
      <text:p text:style-name="P4"><text:soft-page-break/>{</text:p>
      <text:p text:style-name="P4">/*Obtain thread number*/</text:p>
      <text:p text:style-name="P4">tid = omp_get_thread_num();</text:p>
      <text:p text:style-name="P4">c = a-b;</text:p>
      <text:p text:style-name="P4">printf("Result of addition from thread = %d\n", tid);</text:p>
      <text:p text:style-name="P4">printf("Result of addition = %d\n", c);</text:p>
      <text:p text:style-name="P4">/*Only master thread does this*/</text:p>
      <text:p text:style-name="P4">if (tid==0)</text:p>
      <text:p text:style-name="P4">{</text:p>
      <text:p text:style-name="P4">nthreads = omp_get_num_threads();</text:p>
      <text:p text:style-name="P4">printf("Number of threads = %d\n", <text:s/>nthreads);</text:p>
      <text:p text:style-name="P4">}</text:p>
      <text:p text:style-name="P4">}</text:p>
      <text:p text:style-name="P4">/*All threads join the master and disband*/</text:p>
      <text:p text:style-name="P4">}</text:p>
      <text:p text:style-name="P4"/>
      <text:p text:style-name="P4">gcc -fopenmp pdclabDifference.c &amp;&amp; time ./a.out</text:p>
      <text:p text:style-name="P4">Result of addition from thread = 1</text:p>
      <text:p text:style-name="P4">Result of addition = -1</text:p>
      <text:p text:style-name="P4">Result of addition from thread = 3</text:p>
      <text:p text:style-name="P4">Result of addition = -1</text:p>
      <text:p text:style-name="P4">Result of addition from thread = 0</text:p>
      <text:p text:style-name="P4">Result of addition = -1</text:p>
      <text:p text:style-name="P4">Number of threads = 4</text:p>
      <text:p text:style-name="P4">Result of addition from thread = 2</text:p>
      <text:p text:style-name="P4">Result of addition = -1</text:p>
      <text:p text:style-name="P4"/>
      <text:p text:style-name="P4">real<text:tab/>0m0.004s</text:p>
      <text:p text:style-name="P4">user<text:tab/>0m0.010s</text:p>
      <text:p text:style-name="P4">sys<text:tab/>0m0.000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08:33:24.016412453</meta:creation-date>
    <dc:date>2019-07-27T08:56:27.495819258</dc:date>
    <meta:editing-duration>PT5M4S</meta:editing-duration>
    <meta:editing-cycles>4</meta:editing-cycles>
    <meta:generator>LibreOffice/6.2.5.2$Linux_X86_64 LibreOffice_project/20$Build-2</meta:generator>
    <meta:document-statistic meta:table-count="0" meta:image-count="0" meta:object-count="0" meta:page-count="3" meta:paragraph-count="110" meta:word-count="436" meta:character-count="2597" meta:non-whitespace-character-count="2266"/>
  </office:meta>
</office:document-meta>
</file>